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Quadratic Equation References</text:p>
      <text:p text:style-name="Standard"/>
      <text:p text:style-name="Standard"/>
      <text:p text:style-name="Standard">The Quadratic Equation <draw:frame draw:style-name="fr1" draw:name="graphics2" text:anchor-type="as-char" svg:width="3.3228in" svg:height="0.198in" draw:z-index="0"><draw:image xlink:href="http://www.sosmath.com/algebra/quadraticeq/quadraformula/img1.gif" xlink:type="simple" xlink:show="embed" xlink:actuate="onLoad"/></draw:frame></text:p>
      <text:p text:style-name="Standard"/>
      <text:p text:style-name="Standard">has the solutions <draw:frame draw:style-name="fr1" draw:name="graphics3" text:anchor-type="as-char" svg:width="3.5626in" svg:height="0.4583in" draw:z-index="1"><draw:image xlink:href="http://www.sosmath.com/algebra/quadraticeq/quadraformula/img9.gif" xlink:type="simple" xlink:show="embed" xlink:actuate="onLoad"/></draw:frame></text:p>
      <text:p text:style-name="Standard"/>
      <text:p text:style-name="Standard"><text:a xlink:type="simple" xlink:href="http://www.sosmath.com/algebra/quadraticeq/quadraformula/quadraformula.html">http://www.sosmath.com/algebra/quadraticeq/quadraformula/quadraformula.html</text:a></text:p>
      <text:p text:style-name="Standard"/>
      <text:p text:style-name="Standard">There may be two real or complex solutions, or one solution where the answer is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0:54:40</meta:creation-date>
    <dc:date>2014-10-20T11:04:19</dc:date>
    <meta:editing-duration>P0D</meta:editing-duration>
    <meta:editing-cycles>1</meta:editing-cycles>
    <meta:document-statistic meta:table-count="0" meta:image-count="2" meta:object-count="0" meta:page-count="1" meta:paragraph-count="5" meta:word-count="26" meta:character-count="232" meta:non-whitespace-character-count="204"/>
    <meta:generator>LibreOffice/3.5$Linux_X86_64 LibreOffice_project/350m1$Build-2</meta:generator>
  </office:meta>
</office:document-meta>
</file>